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9ff" draw:textarea-horizontal-align="justify" draw:textarea-vertical-align="middle" draw:auto-grow-height="false" fo:min-height="0.873cm" fo:min-width="3.571cm"/>
    </style:style>
    <style:style style:name="gr2" style:family="graphic" style:parent-style-name="standard">
      <style:graphic-properties svg:stroke-width="0.035cm" svg:stroke-color="#000000" draw:marker-start-width="0.252cm" draw:marker-end-width="0.252cm" draw:stroke-linejoin="round" svg:stroke-linecap="round" draw:fill-color="#ff3333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fcd4f0" draw:textarea-horizontal-align="justify" draw:textarea-vertical-align="middle" draw:auto-grow-height="false" fo:min-height="0.873cm" fo:min-width="3.571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6600" draw:textarea-horizontal-align="justify" draw:textarea-vertical-align="middle" draw:auto-grow-height="false" fo:min-height="1.126cm" fo:min-width="2.527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dddddd" draw:textarea-horizontal-align="justify" draw:textarea-vertical-align="middle" draw:auto-grow-height="false" fo:min-height="0.873cm" fo:min-width="3.571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cc00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0.873cm" fo:min-width="3.571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99ff33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6600" draw:textarea-horizontal-align="justify" draw:textarea-vertical-align="middle" draw:auto-grow-height="false" fo:min-height="1.092cm" fo:min-width="2.493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color="#000000" fo:font-size="11pt"/>
    </style:style>
    <style:style style:name="P2" style:family="paragraph">
      <loext:graphic-properties draw:fill-color="#ff99ff"/>
      <style:paragraph-properties fo:text-align="center"/>
      <style:text-properties fo:color="#000000" fo:font-size="11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ff3333"/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center"/>
      <style:text-properties style:use-window-font-color="true" fo:font-size="11pt" fo:background-color="transparent"/>
    </style:style>
    <style:style style:name="P6" style:family="paragraph">
      <loext:graphic-properties draw:fill-color="#fcd4f0"/>
      <style:paragraph-properties fo:text-align="center"/>
      <style:text-properties style:use-window-font-color="true" fo:font-size="11pt" fo:background-color="transparent"/>
    </style:style>
    <style:style style:name="P7" style:family="paragraph">
      <loext:graphic-properties draw:fill-color="#ff6600"/>
      <style:paragraph-properties fo:text-align="center"/>
      <style:text-properties fo:color="#ffffff"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  <style:text-properties style:use-window-font-color="true" fo:font-size="11pt" fo:background-color="transparent"/>
    </style:style>
    <style:style style:name="P9" style:family="paragraph">
      <loext:graphic-properties draw:fill-color="#ffcc00"/>
      <style:paragraph-properties fo:text-align="center"/>
      <style:text-properties fo:color="#ffffff" fo:font-size="14pt" style:font-size-asian="14pt" style:font-size-complex="14pt"/>
    </style:style>
    <style:style style:name="P10" style:family="paragraph">
      <loext:graphic-properties draw:fill-color="#eeeeee"/>
      <style:paragraph-properties fo:text-align="center"/>
      <style:text-properties fo:color="#000000" fo:font-size="11pt"/>
    </style:style>
    <style:style style:name="P11" style:family="paragraph">
      <loext:graphic-properties draw:fill-color="#99ff33"/>
      <style:paragraph-properties fo:text-align="center"/>
      <style:text-properties fo:color="#ffffff"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color="#000000" fo:font-size="9pt" style:font-size-asian="9pt" style:font-size-complex="9pt"/>
    </style:style>
    <style:style style:name="P14" style:family="paragraph">
      <loext:graphic-properties draw:fill-color="#eeeeee"/>
      <style:paragraph-properties fo:text-align="center"/>
      <style:text-properties fo:color="#000000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style:use-window-font-color="true" fo:background-color="transparen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1.243cm" svg:x="5.802cm" svg:y="2.524cm">
          <text:p text:style-name="P1"><text:span text:style-name="T1">HTTP/FTP/SMTP/</text:span></text:p>
          <text:p text:style-name="P1"><text:span text:style-name="T1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175cm" svg:height="1.524cm" svg:x="2.789cm" svg:y="2.397cm">
          <text:p text:style-name="P3"><text:span text:style-name="T2">Application</text:span></text:p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191cm" svg:height="1.243cm" svg:x="5.856cm" svg:y="4.451cm">
          <text:p text:style-name="P5"><text:span text:style-name="T3">TCP/U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3.175cm" svg:height="1.524cm" svg:x="2.789cm" svg:y="4.302cm">
          <text:p text:style-name="P3"><text:span text:style-name="T2">Transport</text:span></text:p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4.191cm" svg:height="1.243cm" svg:x="5.856cm" svg:y="6.251cm">
          <text:p text:style-name="P5"><text:span text:style-name="T3">IPv4/IPv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175cm" svg:height="1.524cm" svg:x="2.789cm" svg:y="6.134cm">
          <text:p text:style-name="P3"><text:span text:style-name="T2">Network</text:span></text:p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4.191cm" svg:height="1.243cm" svg:x="5.802cm" svg:y="8.125cm">
          <text:p text:style-name="P1"><text:span text:style-name="T1">802.3 – Ethernet /</text:span></text:p>
          <text:p text:style-name="P1"><text:span text:style-name="T1">802.11 Wireless /</text:span></text:p>
          <text:p text:style-name="P1"><text:span text:style-name="T1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.175cm" svg:height="1.524cm" svg:x="2.789cm" svg:y="7.985cm">
          <text:p text:style-name="P3"><text:span text:style-name="T2">Link</text:span></text:p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2" draw:layer="layout" svg:width="6.932cm" svg:height="0.763cm" svg:x="2.889cm" svg:y="1.381cm">
          <draw:text-box>
            <text:p><text:span text:style-name="T4">Internet Protocol Suite (TCP/IP)</text:span></text:p>
          </draw:text-box>
        </draw:frame>
        <draw:custom-shape draw:style-name="gr1" draw:text-style-name="P2" draw:layer="layout" svg:width="4.191cm" svg:height="1.243cm" svg:x="13.993cm" svg:y="2.525cm">
          <text:p text:style-name="P1"><text:span text:style-name="T1">Co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175cm" svg:height="1.524cm" svg:x="10.98cm" svg:y="2.398cm">
          <text:p text:style-name="P3"><text:span text:style-name="T2">Application</text:span></text:p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191cm" svg:height="1.243cm" svg:x="14.047cm" svg:y="4.452cm">
          <text:p text:style-name="P5"><text:span text:style-name="T3">U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175cm" svg:height="1.524cm" svg:x="10.98cm" svg:y="4.303cm">
          <text:p text:style-name="P3"><text:span text:style-name="T2">Transport</text:span></text:p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4.191cm" svg:height="1.243cm" svg:x="14.047cm" svg:y="6.252cm">
          <text:p text:style-name="P5"><text:span text:style-name="T3">6loWP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175cm" svg:height="1.524cm" svg:x="10.98cm" svg:y="6.135cm">
          <text:p text:style-name="P3"><text:span text:style-name="T2">Network</text:span></text:p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4.191cm" svg:height="1.243cm" svg:x="13.993cm" svg:y="8.126cm">
          <text:p text:style-name="P13"><text:span text:style-name="T5">802.15.4 – WPAN /</text:span></text:p>
          <text:p text:style-name="P13"><text:span text:style-name="T5">BLE /</text:span></text:p>
          <text:p text:style-name="P13"><text:span text:style-name="T5">802.15.4e – 6Tisch /</text:span></text:p>
          <text:p text:style-name="P13"><text:span text:style-name="T5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.175cm" svg:height="1.524cm" svg:x="10.98cm" svg:y="7.986cm">
          <text:p text:style-name="P3"><text:span text:style-name="T2">Link</text:span></text:p>
          <text:p text:style-name="P3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2" draw:layer="layout" svg:width="6.92cm" svg:height="0.763cm" svg:x="11.089cm" svg:y="1.382cm">
          <draw:text-box>
            <text:p><text:span text:style-name="T4">IP Smart Objects Protocol Su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Padilla</meta:initial-creator>
    <meta:creation-date>2015-08-14T18:05:15.601691081</meta:creation-date>
    <dc:date>2015-08-15T11:19:34.946819138</dc:date>
    <dc:creator>Francisco Padilla</dc:creator>
    <meta:editing-duration>PT17H14M16S</meta:editing-duration>
    <meta:editing-cycles>8</meta:editing-cycles>
    <meta:generator>LibreOffice/5.0.0.5$Linux_X86_64 LibreOffice_project/437e4abdf9e72fd0a6e6f8697a0e659bc77f9b10</meta:generator>
    <meta:document-statistic meta:object-count="18"/>
  </office:meta>
</office:document-meta>
</file>